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24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ansferred Size (Byte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Lambda Time (ms)</text:p>
          </table:table-cell>
        </table:table-row>
        <table:table-row table:style-name="ro1">
          <table:table-cell office:value-type="string" calcext:value-type="string">
            <text:p>Thu Mar 16 00:05:25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column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624.833" calcext:value-type="float">
            <text:p>624.833</text:p>
          </table:table-cell>
          <table:table-cell office:value-type="float" office:value="0.6059769007375" calcext:value-type="float">
            <text:p>0.6059769007375</text:p>
          </table:table-cell>
          <table:table-cell office:value-type="float" office:value="1627694" calcext:value-type="float">
            <text:p>1627694</text:p>
          </table:table-cell>
        </table:table-row>
        <table:table-row table:style-name="ro1">
          <table:table-cell office:value-type="string" calcext:value-type="string">
            <text:p>Thu Mar 16 00:15:44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624.096" calcext:value-type="float">
            <text:p>624.096</text:p>
          </table:table-cell>
          <table:table-cell office:value-type="float" office:value="0.6077409718375" calcext:value-type="float">
            <text:p>0.6077409718375</text:p>
          </table:table-cell>
          <table:table-cell office:value-type="float" office:value="1733327" calcext:value-type="float">
            <text:p>1733327</text:p>
          </table:table-cell>
        </table:table-row>
        <table:table-row table:style-name="ro1">
          <table:table-cell office:value-type="string" calcext:value-type="string">
            <text:p>Thu Mar 16 00:26:02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lumn</text:p>
          </table:table-cell>
          <table:table-cell office:value-type="float" office:value="78383153152" calcext:value-type="float">
            <text:p>78383153152</text:p>
          </table:table-cell>
          <table:table-cell office:value-type="float" office:value="677.616" calcext:value-type="float">
            <text:p>677.616</text:p>
          </table:table-cell>
          <table:table-cell office:value-type="float" office:value="0.6588688" calcext:value-type="float">
            <text:p>0.65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0:37:36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column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9.944" calcext:value-type="float">
            <text:p>599.944</text:p>
          </table:table-cell>
          <table:table-cell office:value-type="float" office:value="0.5871935130375" calcext:value-type="float">
            <text:p>0.5871935130375</text:p>
          </table:table-cell>
          <table:table-cell office:value-type="float" office:value="543563" calcext:value-type="float">
            <text:p>543563</text:p>
          </table:table-cell>
        </table:table-row>
        <table:table-row table:style-name="ro1">
          <table:table-cell office:value-type="string" calcext:value-type="string">
            <text:p>Thu Mar 16 00:47:54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6.786" calcext:value-type="float">
            <text:p>596.786</text:p>
          </table:table-cell>
          <table:table-cell office:value-type="float" office:value="0.5778600109375" calcext:value-type="float">
            <text:p>0.5778600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0:57:58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7.826" calcext:value-type="float">
            <text:p>597.826</text:p>
          </table:table-cell>
          <table:table-cell office:value-type="float" office:value="0.5869618783375" calcext:value-type="float">
            <text:p>0.5869618783375</text:p>
          </table:table-cell>
          <table:table-cell office:value-type="float" office:value="545022" calcext:value-type="float">
            <text:p>545022</text:p>
          </table:table-cell>
        </table:table-row>
        <table:table-row table:style-name="ro1">
          <table:table-cell office:value-type="string" calcext:value-type="string">
            <text:p>Thu Mar 16 01:08:01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ube</text:p>
          </table:table-cell>
          <table:table-cell office:value-type="float" office:value="76101451776" calcext:value-type="float">
            <text:p>76101451776</text:p>
          </table:table-cell>
          <table:table-cell office:value-type="float" office:value="659.33" calcext:value-type="float">
            <text:p>659.33</text:p>
          </table:table-cell>
          <table:table-cell office:value-type="float" office:value="0.6396894" calcext:value-type="float">
            <text:p>0.639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1:19:20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lumn</text:p>
          </table:table-cell>
          <table:table-cell office:value-type="float" office:value="78383153152" calcext:value-type="float">
            <text:p>78383153152</text:p>
          </table:table-cell>
          <table:table-cell office:value-type="float" office:value="677.149" calcext:value-type="float">
            <text:p>677.149</text:p>
          </table:table-cell>
          <table:table-cell office:value-type="float" office:value="0.6588688" calcext:value-type="float">
            <text:p>0.65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1:30:54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ube</text:p>
          </table:table-cell>
          <table:table-cell office:value-type="float" office:value="76101451776" calcext:value-type="float">
            <text:p>76101451776</text:p>
          </table:table-cell>
          <table:table-cell office:value-type="float" office:value="658.015" calcext:value-type="float">
            <text:p>658.015</text:p>
          </table:table-cell>
          <table:table-cell office:value-type="float" office:value="0.6396894" calcext:value-type="float">
            <text:p>0.639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1:41:57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ow</text:p>
          </table:table-cell>
          <table:table-cell office:value-type="float" office:value="78383153152" calcext:value-type="float">
            <text:p>78383153152</text:p>
          </table:table-cell>
          <table:table-cell office:value-type="float" office:value="678.494" calcext:value-type="float">
            <text:p>678.494</text:p>
          </table:table-cell>
          <table:table-cell office:value-type="float" office:value="0.6588688" calcext:value-type="float">
            <text:p>0.65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1:53:31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ube</text:p>
          </table:table-cell>
          <table:table-cell office:value-type="float" office:value="72659980416" calcext:value-type="float">
            <text:p>72659980416</text:p>
          </table:table-cell>
          <table:table-cell office:value-type="float" office:value="628.407" calcext:value-type="float">
            <text:p>628.407</text:p>
          </table:table-cell>
          <table:table-cell office:value-type="float" office:value="0.610843320292854" calcext:value-type="float">
            <text:p>0.61084332029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2:04:04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ube</text:p>
          </table:table-cell>
          <table:table-cell office:value-type="float" office:value="72659980416" calcext:value-type="float">
            <text:p>72659980416</text:p>
          </table:table-cell>
          <table:table-cell office:value-type="float" office:value="628.554" calcext:value-type="float">
            <text:p>628.554</text:p>
          </table:table-cell>
          <table:table-cell office:value-type="float" office:value="0.610843320292854" calcext:value-type="float">
            <text:p>0.61084332029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2:14:38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5.689" calcext:value-type="float">
            <text:p>595.689</text:p>
          </table:table-cell>
          <table:table-cell office:value-type="float" office:value="0.5778600109375" calcext:value-type="float">
            <text:p>0.5778600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2:24:41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cube</text:p>
          </table:table-cell>
          <table:table-cell office:value-type="float" office:value="68717468160" calcext:value-type="float">
            <text:p>68717468160</text:p>
          </table:table-cell>
          <table:table-cell office:value-type="float" office:value="596.841" calcext:value-type="float">
            <text:p>596.841</text:p>
          </table:table-cell>
          <table:table-cell office:value-type="float" office:value="0.583186329510455" calcext:value-type="float">
            <text:p>0.583186329510455</text:p>
          </table:table-cell>
          <table:table-cell office:value-type="float" office:value="312956" calcext:value-type="float">
            <text:p>312956</text:p>
          </table:table-cell>
        </table:table-row>
        <table:table-row table:style-name="ro1">
          <table:table-cell office:value-type="string" calcext:value-type="string">
            <text:p>Thu Mar 16 02:34:45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cube</text:p>
          </table:table-cell>
          <table:table-cell office:value-type="float" office:value="68717468160" calcext:value-type="float">
            <text:p>68717468160</text:p>
          </table:table-cell>
          <table:table-cell office:value-type="float" office:value="624.443" calcext:value-type="float">
            <text:p>624.443</text:p>
          </table:table-cell>
          <table:table-cell office:value-type="float" office:value="0.606371236810455" calcext:value-type="float">
            <text:p>0.606371236810455</text:p>
          </table:table-cell>
          <table:table-cell office:value-type="float" office:value="1656675" calcext:value-type="float">
            <text:p>1656675</text:p>
          </table:table-cell>
        </table:table-row>
        <table:table-row table:style-name="ro1">
          <table:table-cell office:value-type="string" calcext:value-type="string">
            <text:p>Thu Mar 16 02:45:04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6.315" calcext:value-type="float">
            <text:p>596.315</text:p>
          </table:table-cell>
          <table:table-cell office:value-type="float" office:value="0.5866018764375" calcext:value-type="float">
            <text:p>0.5866018764375</text:p>
          </table:table-cell>
          <table:table-cell office:value-type="float" office:value="523465" calcext:value-type="float">
            <text:p>523465</text:p>
          </table:table-cell>
        </table:table-row>
        <table:table-row table:style-name="ro1">
          <table:table-cell office:value-type="string" calcext:value-type="string">
            <text:p>Thu Mar 16 02:55:07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cube</text:p>
          </table:table-cell>
          <table:table-cell office:value-type="float" office:value="68717468160" calcext:value-type="float">
            <text:p>68717468160</text:p>
          </table:table-cell>
          <table:table-cell office:value-type="float" office:value="623.872" calcext:value-type="float">
            <text:p>623.872</text:p>
          </table:table-cell>
          <table:table-cell office:value-type="float" office:value="0.605842431310455" calcext:value-type="float">
            <text:p>0.605842431310455</text:p>
          </table:table-cell>
          <table:table-cell office:value-type="float" office:value="1625010" calcext:value-type="float">
            <text:p>1625010</text:p>
          </table:table-cell>
        </table:table-row>
        <table:table-row table:style-name="ro1">
          <table:table-cell office:value-type="string" calcext:value-type="string">
            <text:p>Thu Mar 16 03:05:26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column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624.07" calcext:value-type="float">
            <text:p>624.07</text:p>
          </table:table-cell>
          <table:table-cell office:value-type="float" office:value="0.6071806701375" calcext:value-type="float">
            <text:p>0.6071806701375</text:p>
          </table:table-cell>
          <table:table-cell office:value-type="float" office:value="1699776" calcext:value-type="float">
            <text:p>1699776</text:p>
          </table:table-cell>
        </table:table-row>
        <table:table-row table:style-name="ro1">
          <table:table-cell office:value-type="string" calcext:value-type="string">
            <text:p>Thu Mar 16 03:15:44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column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599.985" calcext:value-type="float">
            <text:p>599.985</text:p>
          </table:table-cell>
          <table:table-cell office:value-type="float" office:value="0.5868882203375" calcext:value-type="float">
            <text:p>0.5868882203375</text:p>
          </table:table-cell>
          <table:table-cell office:value-type="float" office:value="525282" calcext:value-type="float">
            <text:p>525282</text:p>
          </table:table-cell>
        </table:table-row>
        <table:table-row table:style-name="ro1">
          <table:table-cell office:value-type="string" calcext:value-type="string">
            <text:p>Thu Mar 16 03:26:03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olumn</text:p>
          </table:table-cell>
          <table:table-cell office:value-type="float" office:value="78378434048" calcext:value-type="float">
            <text:p>78378434048</text:p>
          </table:table-cell>
          <table:table-cell office:value-type="float" office:value="830.207" calcext:value-type="float">
            <text:p>830.207</text:p>
          </table:table-cell>
          <table:table-cell office:value-type="float" office:value="0.658829244927215" calcext:value-type="float">
            <text:p>0.65882924492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3:40:06 202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row</text:p>
          </table:table-cell>
          <table:table-cell office:value-type="float" office:value="68718428160" calcext:value-type="float">
            <text:p>68718428160</text:p>
          </table:table-cell>
          <table:table-cell office:value-type="float" office:value="624.761" calcext:value-type="float">
            <text:p>624.761</text:p>
          </table:table-cell>
          <table:table-cell office:value-type="float" office:value="0.6070863652375" calcext:value-type="float">
            <text:p>0.6070863652375</text:p>
          </table:table-cell>
          <table:table-cell office:value-type="float" office:value="1694129" calcext:value-type="float">
            <text:p>1694129</text:p>
          </table:table-cell>
        </table:table-row>
        <table:table-row table:style-name="ro1">
          <table:table-cell office:value-type="string" calcext:value-type="string">
            <text:p>Thu Mar 16 03:50:25 2023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olumn</text:p>
          </table:table-cell>
          <table:table-cell office:value-type="float" office:value="78378434048" calcext:value-type="float">
            <text:p>78378434048</text:p>
          </table:table-cell>
          <table:table-cell office:value-type="float" office:value="677.216" calcext:value-type="float">
            <text:p>677.216</text:p>
          </table:table-cell>
          <table:table-cell office:value-type="float" office:value="0.658829244927215" calcext:value-type="float">
            <text:p>0.65882924492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6 04:01:59 2023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cube</text:p>
          </table:table-cell>
          <table:table-cell office:value-type="float" office:value="68717468160" calcext:value-type="float">
            <text:p>68717468160</text:p>
          </table:table-cell>
          <table:table-cell office:value-type="float" office:value="597.351" calcext:value-type="float">
            <text:p>597.351</text:p>
          </table:table-cell>
          <table:table-cell office:value-type="float" office:value="0.582473623610455" calcext:value-type="float">
            <text:p>0.582473623610455</text:p>
          </table:table-cell>
          <table:table-cell office:value-type="float" office:value="270279" calcext:value-type="float">
            <text:p>270279</text:p>
          </table:table-cell>
        </table:table-row>
        <table:table-row table:style-name="ro1">
          <table:table-cell office:value-type="string" calcext:value-type="string">
            <text:p>Thu Mar 16 04:12:02 202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ow</text:p>
          </table:table-cell>
          <table:table-cell office:value-type="float" office:value="78383153152" calcext:value-type="float">
            <text:p>78383153152</text:p>
          </table:table-cell>
          <table:table-cell office:value-type="float" office:value="678.11" calcext:value-type="float">
            <text:p>678.11</text:p>
          </table:table-cell>
          <table:table-cell office:value-type="float" office:value="0.6588688" calcext:value-type="float">
            <text:p>0.658868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out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default-cell-style-name="ce22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19"/>
        </table:table-row>
        <table:table-row table:style-name="ro1">
          <table:table-cell table:style-name="ce2" office:value-type="string" calcext:value-type="string">
            <text:p>Query</text:p>
          </table:table-cell>
          <table:table-cell table:style-name="ce8" office:value-type="string" calcext:value-type="string">
            <text:p>Type</text:p>
          </table:table-cell>
          <table:table-cell table:style-name="ce14" office:value-type="string" calcext:value-type="string">
            <text:p>Median - Total Time (s)</text:p>
          </table:table-cell>
          <table:table-cell table:style-name="ce20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9" office:value-type="string" calcext:value-type="string">
            <text:p>GET</text:p>
          </table:table-cell>
          <table:table-cell table:style-name="ce15" office:value-type="float" office:value="677.3825" calcext:value-type="float">
            <text:p>677.3825</text:p>
          </table:table-cell>
          <table:table-cell table:style-name="ce21" office:value-type="float" office:value="0.6588688" calcext:value-type="float">
            <text:p>0.6588688</text:p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624.4515" calcext:value-type="float">
            <text:p>624.4515</text:p>
          </table:table-cell>
          <table:table-cell office:value-type="float" office:value="0.6065787854375" calcext:value-type="float">
            <text:p>0.6065787854375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753.7115" calcext:value-type="float">
            <text:p>753.7115</text:p>
          </table:table-cell>
          <table:table-cell office:value-type="float" office:value="0.658829244927215" calcext:value-type="float">
            <text:p>0.65882924492721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Pareto</text:p>
          </table:table-cell>
          <table:table-cell table:style-name="ce17" office:value-type="float" office:value="599.9645" calcext:value-type="float">
            <text:p>599.9645</text:p>
          </table:table-cell>
          <table:table-cell table:style-name="ce23" office:value-type="float" office:value="0.5870408666875" calcext:value-type="float">
            <text:p>0.5870408666875</text:p>
          </table:table-cell>
        </table:table-row>
        <table:table-row table:style-name="ro1">
          <table:table-cell table:style-name="ce3" office:value-type="string" calcext:value-type="string">
            <text:p>cube</text:p>
          </table:table-cell>
          <table:table-cell table:style-name="ce9" office:value-type="string" calcext:value-type="string">
            <text:p>GET</text:p>
          </table:table-cell>
          <table:table-cell table:style-name="ce15" office:value-type="float" office:value="658.6725" calcext:value-type="float">
            <text:p>658.6725</text:p>
          </table:table-cell>
          <table:table-cell table:style-name="ce21" office:value-type="float" office:value="0.6396894" calcext:value-type="float">
            <text:p>0.6396894</text:p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624.1575" calcext:value-type="float">
            <text:p>624.1575</text:p>
          </table:table-cell>
          <table:table-cell office:value-type="float" office:value="0.606106834060455" calcext:value-type="float">
            <text:p>0.606106834060455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628.4805" calcext:value-type="float">
            <text:p>628.4805</text:p>
          </table:table-cell>
          <table:table-cell office:value-type="float" office:value="0.610843320292854" calcext:value-type="float">
            <text:p>0.610843320292854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Pareto</text:p>
          </table:table-cell>
          <table:table-cell table:style-name="ce17" office:value-type="float" office:value="597.096" calcext:value-type="float">
            <text:p>597.096</text:p>
          </table:table-cell>
          <table:table-cell table:style-name="ce23" office:value-type="float" office:value="0.582829976560455" calcext:value-type="float">
            <text:p>0.582829976560455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table:style-name="ce9" office:value-type="string" calcext:value-type="string">
            <text:p>GET</text:p>
          </table:table-cell>
          <table:table-cell table:style-name="ce15" office:value-type="float" office:value="678.302" calcext:value-type="float">
            <text:p>678.302</text:p>
          </table:table-cell>
          <table:table-cell table:style-name="ce21" office:value-type="float" office:value="0.6588688" calcext:value-type="float">
            <text:p>0.6588688</text:p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624.4285" calcext:value-type="float">
            <text:p>624.4285</text:p>
          </table:table-cell>
          <table:table-cell office:value-type="float" office:value="0.6074136685375" calcext:value-type="float">
            <text:p>0.6074136685375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596.2375" calcext:value-type="float">
            <text:p>596.2375</text:p>
          </table:table-cell>
          <table:table-cell office:value-type="float" office:value="0.5778600109375" calcext:value-type="float">
            <text:p>0.5778600109375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Pareto</text:p>
          </table:table-cell>
          <table:table-cell table:style-name="ce18" office:value-type="float" office:value="597.0705" calcext:value-type="float">
            <text:p>597.0705</text:p>
          </table:table-cell>
          <table:table-cell table:style-name="ce24" office:value-type="float" office:value="0.5867818773875" calcext:value-type="float">
            <text:p>0.5867818773875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D14" table:buttons="'Pivot Table_out_1'.A2 'Pivot Table_out_1'.B2 'Pivot Table_out_1'.C1" table:grand-total="none" table:show-filter-button="false">
          <table:source-cell-range table:cell-range-address="out.A1:out.G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column" table:display="true" table:show-details="true"/>
                <table:data-pilot-member table:name="cube" table:display="true" table:show-details="true"/>
                <table:data-pilot-member table:name="ro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  <table:data-pilot-member table:name="MERGE" table:display="true" table:show-details="true"/>
                <table:data-pilot-member table:name="Pare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595.689" table:display="true" table:show-details="true"/>
                <table:data-pilot-member table:name="596.315" table:display="true" table:show-details="true"/>
                <table:data-pilot-member table:name="596.786" table:display="true" table:show-details="true"/>
                <table:data-pilot-member table:name="596.841" table:display="true" table:show-details="true"/>
                <table:data-pilot-member table:name="597.351" table:display="true" table:show-details="true"/>
                <table:data-pilot-member table:name="597.826" table:display="true" table:show-details="true"/>
                <table:data-pilot-member table:name="599.944" table:display="true" table:show-details="true"/>
                <table:data-pilot-member table:name="599.985" table:display="true" table:show-details="true"/>
                <table:data-pilot-member table:name="623.872" table:display="true" table:show-details="true"/>
                <table:data-pilot-member table:name="624.07" table:display="true" table:show-details="true"/>
                <table:data-pilot-member table:name="624.096" table:display="true" table:show-details="true"/>
                <table:data-pilot-member table:name="624.443" table:display="true" table:show-details="true"/>
                <table:data-pilot-member table:name="624.761" table:display="true" table:show-details="true"/>
                <table:data-pilot-member table:name="624.833" table:display="true" table:show-details="true"/>
                <table:data-pilot-member table:name="628.407" table:display="true" table:show-details="true"/>
                <table:data-pilot-member table:name="628.554" table:display="true" table:show-details="true"/>
                <table:data-pilot-member table:name="658.015" table:display="true" table:show-details="true"/>
                <table:data-pilot-member table:name="659.33" table:display="true" table:show-details="true"/>
                <table:data-pilot-member table:name="677.149" table:display="true" table:show-details="true"/>
                <table:data-pilot-member table:name="677.216" table:display="true" table:show-details="true"/>
                <table:data-pilot-member table:name="677.616" table:display="true" table:show-details="true"/>
                <table:data-pilot-member table:name="678.11" table:display="true" table:show-details="true"/>
                <table:data-pilot-member table:name="678.494" table:display="true" table:show-details="true"/>
                <table:data-pilot-member table:name="830.2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5778600109375" table:display="true" table:show-details="true"/>
                <table:data-pilot-member table:name="0.582473623610455" table:display="true" table:show-details="true"/>
                <table:data-pilot-member table:name="0.583186329510455" table:display="true" table:show-details="true"/>
                <table:data-pilot-member table:name="0.5866018764375" table:display="true" table:show-details="true"/>
                <table:data-pilot-member table:name="0.5868882203375" table:display="true" table:show-details="true"/>
                <table:data-pilot-member table:name="0.5869618783375" table:display="true" table:show-details="true"/>
                <table:data-pilot-member table:name="0.5871935130375" table:display="true" table:show-details="true"/>
                <table:data-pilot-member table:name="0.605842431310455" table:display="true" table:show-details="true"/>
                <table:data-pilot-member table:name="0.6059769007375" table:display="true" table:show-details="true"/>
                <table:data-pilot-member table:name="0.606371236810455" table:display="true" table:show-details="true"/>
                <table:data-pilot-member table:name="0.6070863652375" table:display="true" table:show-details="true"/>
                <table:data-pilot-member table:name="0.6071806701375" table:display="true" table:show-details="true"/>
                <table:data-pilot-member table:name="0.6077409718375" table:display="true" table:show-details="true"/>
                <table:data-pilot-member table:name="0.610843320292854" table:display="true" table:show-details="true"/>
                <table:data-pilot-member table:name="0.6396894" table:display="true" table:show-details="true"/>
                <table:data-pilot-member table:name="0.658829244927215" table:display="true" table:show-details="true"/>
                <table:data-pilot-member table:name="0.65886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8T00:23:39.072012759</dc:date>
    <meta:editing-duration>PT52S</meta:editing-duration>
    <meta:editing-cycles>1</meta:editing-cycles>
    <meta:document-statistic meta:table-count="2" meta:cell-count="219" meta:object-count="0"/>
    <meta:generator>LibreOffice/7.2.4.1$MacOSX_X86_64 LibreOffice_project/27d75539669ac387bb498e35313b970b7fe9c4f9</meta:generator>
  </office:meta>
</office:document-meta>
</file>